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2site" table:style-name="ta1">
        <table:shapes>
          <draw:frame draw:z-index="0" draw:style-name="gr1" draw:text-style-name="P1" svg:width="354.08pt" svg:height="201.71pt" svg:x="64.01pt" svg:y="281.59pt">
            <loext:p draw:notify-on-update-of-ranges="2site.A13:2site.A13 2site.A14:2site.A21 2site.B13:2site.B13 2site.B14:2site.B21 2site.C13:2site.C13 2site.C14:2site.C21 2site.D13:2site.D13 2site.D14:2site.D21 2site.E13:2site.E13 2site.E14:2site.E21 2site.F13:2site.F13 2site.F14:2site.F21 2site.G13:2site.G13 2site.G14:2site.G21 2site.H13:2site.H13 2site.H14:2site.H21 2site.I13:2site.I13 2site.I14:2site.I21 2site.J13:2site.J13 2site.J14:2site.J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B 0</text:p>
          </table:table-cell>
          <table:table-cell office:value-type="string" calcext:value-type="string">
            <text:p>NB 2</text:p>
          </table:table-cell>
          <table:table-cell office:value-type="string" calcext:value-type="string">
            <text:p>NB 3</text:p>
          </table:table-cell>
          <table:table-cell office:value-type="string" calcext:value-type="string">
            <text:p>NB 4</text:p>
          </table:table-cell>
          <table:table-cell office:value-type="string" calcext:value-type="string">
            <text:p>NB 5</text:p>
          </table:table-cell>
          <table:table-cell office:value-type="string" calcext:value-type="string">
            <text:p>NB 6</text:p>
          </table:table-cell>
          <table:table-cell office:value-type="string" calcext:value-type="string">
            <text:p>NB 7</text:p>
          </table:table-cell>
          <table:table-cell office:value-type="string" calcext:value-type="string">
            <text:p>Exact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-12" calcext:value-type="float">
            <text:p>-12</text:p>
          </table:table-cell>
          <table:table-cell office:value-type="float" office:value="-21.97689679" calcext:value-type="float">
            <text:p>-21.97689679</text:p>
          </table:table-cell>
          <table:table-cell office:value-type="float" office:value="-23.37037934" calcext:value-type="float">
            <text:p>-23.37037934</text:p>
          </table:table-cell>
          <table:table-cell office:value-type="float" office:value="-27.8816549" calcext:value-type="float">
            <text:p>-27.8816549</text:p>
          </table:table-cell>
          <table:table-cell office:value-type="float" office:value="-28.33736017" calcext:value-type="float">
            <text:p>-28.33736017</text:p>
          </table:table-cell>
          <table:table-cell office:value-type="float" office:value="-30.69110456" calcext:value-type="float">
            <text:p>-30.69110456</text:p>
          </table:table-cell>
          <table:table-cell office:value-type="float" office:value="-31.08106111" calcext:value-type="float">
            <text:p>-31.08106111</text:p>
          </table:table-cell>
          <table:table-cell office:value-type="float" office:value="-31.65374468" calcext:value-type="float">
            <text:p>-31.65374468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-12" calcext:value-type="float">
            <text:p>-12</text:p>
          </table:table-cell>
          <table:table-cell office:value-type="float" office:value="-15.95360275" calcext:value-type="float">
            <text:p>-15.95360275</text:p>
          </table:table-cell>
          <table:table-cell office:value-type="float" office:value="-16.04595078" calcext:value-type="float">
            <text:p>-16.04595078</text:p>
          </table:table-cell>
          <table:table-cell office:value-type="float" office:value="-17.74764179" calcext:value-type="float">
            <text:p>-17.74764179</text:p>
          </table:table-cell>
          <table:table-cell office:value-type="float" office:value="-17.84195149" calcext:value-type="float">
            <text:p>-17.84195149</text:p>
          </table:table-cell>
          <table:table-cell office:value-type="float" office:value="-18.29932004" calcext:value-type="float">
            <text:p>-18.29932004</text:p>
          </table:table-cell>
          <table:table-cell office:value-type="float" office:value="-18.33574328" calcext:value-type="float">
            <text:p>-18.33574328</text:p>
          </table:table-cell>
          <table:table-cell office:value-type="float" office:value="-18.37841413" calcext:value-type="float">
            <text:p>-18.37841413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-12" calcext:value-type="float">
            <text:p>-12</text:p>
          </table:table-cell>
          <table:table-cell office:value-type="float" office:value="-13.28810412" calcext:value-type="float">
            <text:p>-13.28810412</text:p>
          </table:table-cell>
          <table:table-cell office:value-type="float" office:value="-13.30163418" calcext:value-type="float">
            <text:p>-13.30163418</text:p>
          </table:table-cell>
          <table:table-cell office:value-type="float" office:value="-13.56696088" calcext:value-type="float">
            <text:p>-13.56696088</text:p>
          </table:table-cell>
          <table:table-cell office:value-type="float" office:value="-13.57220961" calcext:value-type="float">
            <text:p>-13.57220961</text:p>
          </table:table-cell>
          <table:table-cell office:value-type="float" office:value="-13.59398324" calcext:value-type="float">
            <text:p>-13.59398324</text:p>
          </table:table-cell>
          <table:table-cell office:value-type="float" office:value="-13.59435399" calcext:value-type="float">
            <text:p>-13.59435399</text:p>
          </table:table-cell>
          <table:table-cell office:value-type="float" office:value="-13.59474625" calcext:value-type="float">
            <text:p>-13.59474625</text:p>
          </table:table-cell>
          <table:table-cell/>
        </table:table-row>
        <table:table-row table:style-name="ro1">
          <table:table-cell office:value-type="string" calcext:value-type="string">
            <text:p>4:1</text:p>
          </table:table-cell>
          <table:table-cell office:value-type="float" office:value="-12" calcext:value-type="float">
            <text:p>-12</text:p>
          </table:table-cell>
          <table:table-cell office:value-type="float" office:value="-12.34565261" calcext:value-type="float">
            <text:p>-12.34565261</text:p>
          </table:table-cell>
          <table:table-cell office:value-type="float" office:value="-12.34667781" calcext:value-type="float">
            <text:p>-12.34667781</text:p>
          </table:table-cell>
          <table:table-cell office:value-type="float" office:value="-12.36654711" calcext:value-type="float">
            <text:p>-12.36654711</text:p>
          </table:table-cell>
          <table:table-cell office:value-type="float" office:value="-12.36662166" calcext:value-type="float">
            <text:p>-12.36662166</text:p>
          </table:table-cell>
          <table:table-cell office:value-type="float" office:value="-12.36693781" calcext:value-type="float">
            <text:p>-12.36693781</text:p>
          </table:table-cell>
          <table:table-cell office:value-type="float" office:value="-12.36693871" calcext:value-type="float">
            <text:p>-12.36693871</text:p>
          </table:table-cell>
          <table:table-cell office:value-type="float" office:value="-12.36693979" calcext:value-type="float">
            <text:p>-12.36693979</text:p>
          </table:table-cell>
          <table:table-cell/>
        </table:table-row>
        <table:table-row table:style-name="ro1">
          <table:table-cell office:value-type="string" calcext:value-type="string">
            <text:p>8:1</text:p>
          </table:table-cell>
          <table:table-cell office:value-type="float" office:value="-12" calcext:value-type="float">
            <text:p>-12</text:p>
          </table:table-cell>
          <table:table-cell office:value-type="float" office:value="-12.0856443" calcext:value-type="float">
            <text:p>-12.0856443</text:p>
          </table:table-cell>
          <table:table-cell office:value-type="float" office:value="-12.08570276" calcext:value-type="float">
            <text:p>-12.08570276</text:p>
          </table:table-cell>
          <table:table-cell office:value-type="float" office:value="-12.08688035" calcext:value-type="float">
            <text:p>-12.08688035</text:p>
          </table:table-cell>
          <table:table-cell office:value-type="float" office:value="-12.0868812" calcext:value-type="float">
            <text:p>-12.0868812</text:p>
          </table:table-cell>
          <table:table-cell table:number-columns-repeated="3" office:value-type="float" office:value="-12.08688519" calcext:value-type="float">
            <text:p>-12.08688519</text:p>
          </table:table-cell>
          <table:table-cell/>
        </table:table-row>
        <table:table-row table:style-name="ro1">
          <table:table-cell office:value-type="string" calcext:value-type="string">
            <text:p>16:1</text:p>
          </table:table-cell>
          <table:table-cell office:value-type="float" office:value="-12" calcext:value-type="float">
            <text:p>-12</text:p>
          </table:table-cell>
          <table:table-cell office:value-type="float" office:value="-12.02103736" calcext:value-type="float">
            <text:p>-12.02103736</text:p>
          </table:table-cell>
          <table:table-cell office:value-type="float" office:value="-12.02104065" calcext:value-type="float">
            <text:p>-12.02104065</text:p>
          </table:table-cell>
          <table:table-cell office:value-type="float" office:value="-12.02110986" calcext:value-type="float">
            <text:p>-12.02110986</text:p>
          </table:table-cell>
          <table:table-cell office:value-type="float" office:value="-12.02110987" calcext:value-type="float">
            <text:p>-12.02110987</text:p>
          </table:table-cell>
          <table:table-cell table:number-columns-repeated="3" office:value-type="float" office:value="-12.02110993" calcext:value-type="float">
            <text:p>-12.02110993</text:p>
          </table:table-cell>
          <table:table-cell/>
        </table:table-row>
        <table:table-row table:style-name="ro1">
          <table:table-cell office:value-type="string" calcext:value-type="string">
            <text:p>32:1</text:p>
          </table:table-cell>
          <table:table-cell office:value-type="float" office:value="-12" calcext:value-type="float">
            <text:p>-12</text:p>
          </table:table-cell>
          <table:table-cell office:value-type="float" office:value="-12.00519745" calcext:value-type="float">
            <text:p>-12.00519745</text:p>
          </table:table-cell>
          <table:table-cell office:value-type="float" office:value="-12.00519765" calcext:value-type="float">
            <text:p>-12.00519765</text:p>
          </table:table-cell>
          <table:table-cell table:number-columns-repeated="5" office:value-type="float" office:value="-12.00520181" calcext:value-type="float">
            <text:p>-12.00520181</text:p>
          </table:table-cell>
          <table:table-cell/>
        </table:table-row>
        <table:table-row table:style-name="ro1">
          <table:table-cell office:value-type="string" calcext:value-type="string">
            <text:p>64:1</text:p>
          </table:table-cell>
          <table:table-cell office:value-type="float" office:value="-12" calcext:value-type="float">
            <text:p>-12</text:p>
          </table:table-cell>
          <table:table-cell office:value-type="float" office:value="-12.0012908" calcext:value-type="float">
            <text:p>-12.0012908</text:p>
          </table:table-cell>
          <table:table-cell office:value-type="float" office:value="-12.00129081" calcext:value-type="float">
            <text:p>-12.00129081</text:p>
          </table:table-cell>
          <table:table-cell table:number-columns-repeated="5" office:value-type="float" office:value="-12.00129107" calcext:value-type="float">
            <text:p>-12.00129107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0<text:span text:style-name="T1">th</text:span></text:p>
          </table:table-cell>
          <table:table-cell office:value-type="string" calcext:value-type="string">
            <text:p>2 Body</text:p>
          </table:table-cell>
          <table:table-cell office:value-type="string" calcext:value-type="string">
            <text:p>3 Body</text:p>
          </table:table-cell>
          <table:table-cell office:value-type="string" calcext:value-type="string">
            <text:p>4 Body</text:p>
          </table:table-cell>
          <table:table-cell office:value-type="string" calcext:value-type="string">
            <text:p>5 Body</text:p>
          </table:table-cell>
          <table:table-cell office:value-type="string" calcext:value-type="string">
            <text:p>6 Body</text:p>
          </table:table-cell>
          <table:table-cell office:value-type="string" calcext:value-type="string">
            <text:p>7 Body</text:p>
          </table:table-cell>
          <table:table-cell office:value-type="string" calcext:value-type="string">
            <text:p>2 Body (4)</text:p>
          </table:table-cell>
          <table:table-cell office:value-type="string" calcext:value-type="string">
            <text:p>3 Body (4)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table:style-name="ce1" table:formula="of:=([.B3]-MIN([.B3:.I3]))/([.$B3]-MIN([.B3:.I3]))" office:value-type="float" office:value="1" calcext:value-type="float">
            <text:p>1</text:p>
          </table:table-cell>
          <table:table-cell table:style-name="ce1" table:formula="of:=([.C3]-[.$I3])/([.$B3]-[.$I3])" office:value-type="float" office:value="0.492366622623694" calcext:value-type="float">
            <text:p>0.4923666226</text:p>
          </table:table-cell>
          <table:table-cell table:style-name="ce1" table:formula="of:=([.D3]-[.$I3])/([.$B3]-[.$I3])" office:value-type="float" office:value="0.421464991779877" calcext:value-type="float">
            <text:p>0.4214649918</text:p>
          </table:table-cell>
          <table:table-cell table:style-name="ce1" table:formula="of:=([.E3]-[.$I3])/([.$B3]-[.$I3])" office:value-type="float" office:value="0.191927281106818" calcext:value-type="float">
            <text:p>0.1919272811</text:p>
          </table:table-cell>
          <table:table-cell table:style-name="ce1" table:formula="of:=([.F3]-[.$I3])/([.$B3]-[.$I3])" office:value-type="float" office:value="0.168740591881954" calcext:value-type="float">
            <text:p>0.1687405919</text:p>
          </table:table-cell>
          <table:table-cell table:style-name="ce1" table:formula="of:=([.G3]-[.$I3])/([.$B3]-[.$I3])" office:value-type="float" office:value="0.048979985019323" calcext:value-type="float">
            <text:p>0.048979985</text:p>
          </table:table-cell>
          <table:table-cell table:style-name="ce1" table:formula="of:=([.H3]-[.$I3])/([.$B3]-[.$I3])" office:value-type="float" office:value="0.0291386491136609" calcext:value-type="float">
            <text:p>0.0291386491</text:p>
          </table:table-cell>
          <table:table-cell table:style-name="ce1" table:formula="of:=[4site.C14]" office:value-type="float" office:value="0.250431761078104" calcext:value-type="float">
            <text:p>0.2504317611</text:p>
          </table:table-cell>
          <table:table-cell table:style-name="ce1" table:formula="of:=[4site.D14]" office:value-type="float" office:value="0.152971561490162" calcext:value-type="float">
            <text:p>0.1529715615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table:style-name="ce1" table:formula="of:=([.B4]-MIN([.B4:.I4]))/([.$B4]-MIN([.B4:.I4]))" office:value-type="float" office:value="1" calcext:value-type="float">
            <text:p>1</text:p>
          </table:table-cell>
          <table:table-cell table:style-name="ce1" table:formula="of:=([.C4]-[.$I4])/([.$B4]-[.$I4])" office:value-type="float" office:value="0.380158975347058" calcext:value-type="float">
            <text:p>0.3801589753</text:p>
          </table:table-cell>
          <table:table-cell table:style-name="ce1" table:formula="of:=([.D4]-[.$I4])/([.$B4]-[.$I4])" office:value-type="float" office:value="0.365680763660293" calcext:value-type="float">
            <text:p>0.3656807637</text:p>
          </table:table-cell>
          <table:table-cell table:style-name="ce1" table:formula="of:=([.E4]-[.$I4])/([.$B4]-[.$I4])" office:value-type="float" office:value="0.0988917193434099" calcext:value-type="float">
            <text:p>0.0988917193</text:p>
          </table:table-cell>
          <table:table-cell table:style-name="ce1" table:formula="of:=([.F4]-[.$I4])/([.$B4]-[.$I4])" office:value-type="float" office:value="0.0841059594228636" calcext:value-type="float">
            <text:p>0.0841059594</text:p>
          </table:table-cell>
          <table:table-cell table:style-name="ce1" table:formula="of:=([.G4]-[.$I4])/([.$B4]-[.$I4])" office:value-type="float" office:value="0.0124002751135255" calcext:value-type="float">
            <text:p>0.0124002751</text:p>
          </table:table-cell>
          <table:table-cell table:style-name="ce1" table:formula="of:=([.H4]-[.$I4])/([.$B4]-[.$I4])" office:value-type="float" office:value="0.00668988390065547" calcext:value-type="float">
            <text:p>0.0066898839</text:p>
          </table:table-cell>
          <table:table-cell table:style-name="ce1" table:formula="of:=[4site.C15]" office:value-type="float" office:value="0.199566439676341" calcext:value-type="float">
            <text:p>0.1995664397</text:p>
          </table:table-cell>
          <table:table-cell table:style-name="ce1" table:formula="of:=[4site.D15]" office:value-type="float" office:value="0.115894640266033" calcext:value-type="float">
            <text:p>0.1158946403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table:style-name="ce1" table:formula="of:=([.B5]-MIN([.B5:.I5]))/([.$B5]-MIN([.B5:.I5]))" office:value-type="float" office:value="1" calcext:value-type="float">
            <text:p>1</text:p>
          </table:table-cell>
          <table:table-cell table:style-name="ce1" table:formula="of:=([.C5]-[.$I5])/([.$B5]-[.$I5])" office:value-type="float" office:value="0.192282709553322" calcext:value-type="float">
            <text:p>0.1922827096</text:p>
          </table:table-cell>
          <table:table-cell table:style-name="ce1" table:formula="of:=([.D5]-[.$I5])/([.$B5]-[.$I5])" office:value-type="float" office:value="0.183798563564579" calcext:value-type="float">
            <text:p>0.1837985636</text:p>
          </table:table-cell>
          <table:table-cell table:style-name="ce1" table:formula="of:=([.E5]-[.$I5])/([.$B5]-[.$I5])" office:value-type="float" office:value="0.0174230665223387" calcext:value-type="float">
            <text:p>0.0174230665</text:p>
          </table:table-cell>
          <table:table-cell table:style-name="ce1" table:formula="of:=([.F5]-[.$I5])/([.$B5]-[.$I5])" office:value-type="float" office:value="0.0141318031003366" calcext:value-type="float">
            <text:p>0.0141318031</text:p>
          </table:table-cell>
          <table:table-cell table:style-name="ce1" table:formula="of:=([.G5]-[.$I5])/([.$B5]-[.$I5])" office:value-type="float" office:value="0.000478452292958838" calcext:value-type="float">
            <text:p>0.0004784523</text:p>
          </table:table-cell>
          <table:table-cell table:style-name="ce1" table:formula="of:=([.H5]-[.$I5])/([.$B5]-[.$I5])" office:value-type="float" office:value="0.000245970166100044" calcext:value-type="float">
            <text:p>0.0002459702</text:p>
          </table:table-cell>
          <table:table-cell table:style-name="ce1" table:formula="of:=[4site.C16]" office:value-type="float" office:value="0.0938294275439266" calcext:value-type="float">
            <text:p>0.0938294275</text:p>
          </table:table-cell>
          <table:table-cell table:style-name="ce1" table:formula="of:=[4site.D16]" office:value-type="float" office:value="0.0533756695854389" calcext:value-type="float">
            <text:p>0.0533756696</text:p>
          </table:table-cell>
        </table:table-row>
        <table:table-row table:style-name="ro1">
          <table:table-cell office:value-type="string" calcext:value-type="string">
            <text:p>4:1</text:p>
          </table:table-cell>
          <table:table-cell table:style-name="ce1" table:formula="of:=([.B6]-MIN([.B6:.I6]))/([.$B6]-MIN([.B6:.I6]))" office:value-type="float" office:value="1" calcext:value-type="float">
            <text:p>1</text:p>
          </table:table-cell>
          <table:table-cell table:style-name="ce1" table:formula="of:=([.C6]-[.$I6])/([.$B6]-[.$I6])" office:value-type="float" office:value="0.0580127328246409" calcext:value-type="float">
            <text:p>0.0580127328</text:p>
          </table:table-cell>
          <table:table-cell table:style-name="ce1" table:formula="of:=([.D6]-[.$I6])/([.$B6]-[.$I6])" office:value-type="float" office:value="0.0552188139640043" calcext:value-type="float">
            <text:p>0.055218814</text:p>
          </table:table-cell>
          <table:table-cell table:style-name="ce1" table:formula="of:=([.E6]-[.$I6])/([.$B6]-[.$I6])" office:value-type="float" office:value="0.00107014832051641" calcext:value-type="float">
            <text:p>0.0010701483</text:p>
          </table:table-cell>
          <table:table-cell table:style-name="ce1" table:formula="of:=([.F6]-[.$I6])/([.$B6]-[.$I6])" office:value-type="float" office:value="0.000866981473990974" calcext:value-type="float">
            <text:p>0.0008669815</text:p>
          </table:table-cell>
          <table:table-cell table:style-name="ce1" table:formula="of:=([.G6]-[.$I6])/([.$B6]-[.$I6])" office:value-type="float" office:value="0.00000539598063322897" calcext:value-type="float">
            <text:p>0.000005396</text:p>
          </table:table-cell>
          <table:table-cell table:style-name="ce1" table:formula="of:=([.H6]-[.$I6])/([.$B6]-[.$I6])" office:value-type="float" office:value="0.00000294326216445962" calcext:value-type="float">
            <text:p>2.94326216445962E-06</text:p>
          </table:table-cell>
          <table:table-cell table:style-name="ce1" table:formula="of:=[4site.C17]" office:value-type="float" office:value="0.0246896698119113" calcext:value-type="float">
            <text:p>0.0246896698</text:p>
          </table:table-cell>
          <table:table-cell table:style-name="ce1" table:formula="of:=[4site.D17]" office:value-type="float" office:value="0.0135937340779365" calcext:value-type="float">
            <text:p>0.0135937341</text:p>
          </table:table-cell>
        </table:table-row>
        <table:table-row table:style-name="ro1">
          <table:table-cell office:value-type="string" calcext:value-type="string">
            <text:p>8:1</text:p>
          </table:table-cell>
          <table:table-cell table:style-name="ce1" table:formula="of:=([.B7]-MIN([.B7:.I7]))/([.$B7]-MIN([.B7:.I7]))" office:value-type="float" office:value="1" calcext:value-type="float">
            <text:p>1</text:p>
          </table:table-cell>
          <table:table-cell table:style-name="ce1" table:formula="of:=([.C7]-[.$I7])/([.$B7]-[.$I7])" office:value-type="float" office:value="0.0142819506983877" calcext:value-type="float">
            <text:p>0.0142819507</text:p>
          </table:table-cell>
          <table:table-cell table:style-name="ce1" table:formula="of:=([.D7]-[.$I7])/([.$B7]-[.$I7])" office:value-type="float" office:value="0.01360910875605" calcext:value-type="float">
            <text:p>0.0136091088</text:p>
          </table:table-cell>
          <table:table-cell table:style-name="ce1" table:formula="of:=([.E7]-[.$I7])/([.$B7]-[.$I7])" office:value-type="float" office:value="0.0000557056962272062" calcext:value-type="float">
            <text:p>5.57056962272062E-05</text:p>
          </table:table-cell>
          <table:table-cell table:style-name="ce1" table:formula="of:=([.F7]-[.$I7])/([.$B7]-[.$I7])" office:value-type="float" office:value="0.0000459226710528192" calcext:value-type="float">
            <text:p>4.59226710528192E-05</text:p>
          </table:table-cell>
          <table:table-cell table:style-name="ce1" table:formula="of:=([.G7]-[.$I7])/([.$B7]-[.$I7])" office:value-type="float" office:value="0" calcext:value-type="float">
            <text:p>0</text:p>
          </table:table-cell>
          <table:table-cell table:style-name="ce1" table:formula="of:=([.H7]-[.$I7])/([.$B7]-[.$I7])" office:value-type="float" office:value="0" calcext:value-type="float">
            <text:p>0</text:p>
          </table:table-cell>
          <table:table-cell table:style-name="ce1" table:formula="of:=[4site.C18]" office:value-type="float" office:value="0.00575858788283767" calcext:value-type="float">
            <text:p>0.0057585879</text:p>
          </table:table-cell>
          <table:table-cell table:style-name="ce1" table:formula="of:=[4site.D18]" office:value-type="float" office:value="0.00311923510320774" calcext:value-type="float">
            <text:p>0.0031192351</text:p>
          </table:table-cell>
        </table:table-row>
        <table:table-row table:style-name="ro1">
          <table:table-cell office:value-type="string" calcext:value-type="string">
            <text:p>16:1</text:p>
          </table:table-cell>
          <table:table-cell table:style-name="ce1" table:formula="of:=([.B8]-MIN([.B8:.I8]))/([.$B8]-MIN([.B8:.I8]))" office:value-type="float" office:value="1" calcext:value-type="float">
            <text:p>1</text:p>
          </table:table-cell>
          <table:table-cell table:style-name="ce1" table:formula="of:=([.C8]-[.$I8])/([.$B8]-[.$I8])" office:value-type="float" office:value="0.00343771864711932" calcext:value-type="float">
            <text:p>0.0034377186</text:p>
          </table:table-cell>
          <table:table-cell table:style-name="ce1" table:formula="of:=([.D8]-[.$I8])/([.$B8]-[.$I8])" office:value-type="float" office:value="0.00328186782239213" calcext:value-type="float">
            <text:p>0.0032818678</text:p>
          </table:table-cell>
          <table:table-cell table:style-name="ce1" table:formula="of:=([.E8]-[.$I8])/([.$B8]-[.$I8])" office:value-type="float" office:value="0.00000331597501568013" calcext:value-type="float">
            <text:p>0.000003316</text:p>
          </table:table-cell>
          <table:table-cell table:style-name="ce1" table:formula="of:=([.F8]-[.$I8])/([.$B8]-[.$I8])" office:value-type="float" office:value="0.000002842264263091" calcext:value-type="float">
            <text:p>2.842264263091E-06</text:p>
          </table:table-cell>
          <table:table-cell table:style-name="ce1" table:formula="of:=([.G8]-[.$I8])/([.$B8]-[.$I8])" office:value-type="float" office:value="0" calcext:value-type="float">
            <text:p>0</text:p>
          </table:table-cell>
          <table:table-cell table:style-name="ce1" table:formula="of:=([.H8]-[.$I8])/([.$B8]-[.$I8])" office:value-type="float" office:value="0" calcext:value-type="float">
            <text:p>0</text:p>
          </table:table-cell>
          <table:table-cell table:style-name="ce1" table:formula="of:=[4site.C19]" office:value-type="float" office:value="0.00136767975452821" calcext:value-type="float">
            <text:p>0.0013676798</text:p>
          </table:table-cell>
          <table:table-cell table:style-name="ce1" table:formula="of:=[4site.D19]" office:value-type="float" office:value="0.000737039738029802" calcext:value-type="float">
            <text:p>0.0007370397</text:p>
          </table:table-cell>
        </table:table-row>
        <table:table-row table:style-name="ro1">
          <table:table-cell office:value-type="string" calcext:value-type="string">
            <text:p>32:1</text:p>
          </table:table-cell>
          <table:table-cell table:style-name="ce1" table:formula="of:=([.B9]-MIN([.B9:.I9]))/([.$B9]-MIN([.B9:.I9]))" office:value-type="float" office:value="1" calcext:value-type="float">
            <text:p>1</text:p>
          </table:table-cell>
          <table:table-cell table:style-name="ce1" table:formula="of:=([.C9]-[.$I9])/([.$B9]-[.$I9])" office:value-type="float" office:value="0.000838169790927938" calcext:value-type="float">
            <text:p>0.0008381698</text:p>
          </table:table-cell>
          <table:table-cell table:style-name="ce1" table:formula="of:=([.D9]-[.$I9])/([.$B9]-[.$I9])" office:value-type="float" office:value="0.000799721635615754" calcext:value-type="float">
            <text:p>0.0007997216</text:p>
          </table:table-cell>
          <table:table-cell table:style-name="ce1" table:formula="of:=([.E9]-[.$I9])/([.$B9]-[.$I9])" office:value-type="float" office:value="0" calcext:value-type="float">
            <text:p>0</text:p>
          </table:table-cell>
          <table:table-cell table:style-name="ce1" table:formula="of:=([.F9]-[.$I9])/([.$B9]-[.$I9])" office:value-type="float" office:value="0" calcext:value-type="float">
            <text:p>0</text:p>
          </table:table-cell>
          <table:table-cell table:style-name="ce1" table:formula="of:=([.G9]-[.$I9])/([.$B9]-[.$I9])" office:value-type="float" office:value="0" calcext:value-type="float">
            <text:p>0</text:p>
          </table:table-cell>
          <table:table-cell table:style-name="ce1" table:formula="of:=([.H9]-[.$I9])/([.$B9]-[.$I9])" office:value-type="float" office:value="0" calcext:value-type="float">
            <text:p>0</text:p>
          </table:table-cell>
          <table:table-cell table:style-name="ce1" table:formula="of:=[4site.C20]" office:value-type="float" office:value="0.000332407981758627" calcext:value-type="float">
            <text:p>0.000332408</text:p>
          </table:table-cell>
          <table:table-cell table:style-name="ce1" table:formula="of:=[4site.D20]" office:value-type="float" office:value="0.000179679990441722" calcext:value-type="float">
            <text:p>0.00017968</text:p>
          </table:table-cell>
        </table:table-row>
        <table:table-row table:style-name="ro1">
          <table:table-cell office:value-type="string" calcext:value-type="string">
            <text:p>64:1</text:p>
          </table:table-cell>
          <table:table-cell table:style-name="ce1" table:formula="of:=([.B10]-MIN([.B10:.I10]))/([.$B10]-MIN([.B10:.I10]))" office:value-type="float" office:value="1" calcext:value-type="float">
            <text:p>1</text:p>
          </table:table-cell>
          <table:table-cell table:style-name="ce1" table:formula="of:=([.C10]-[.$I10])/([.$B10]-[.$I10])" office:value-type="float" office:value="0.00020912886289937" calcext:value-type="float">
            <text:p>0.0002091289</text:p>
          </table:table-cell>
          <table:table-cell table:style-name="ce1" table:formula="of:=([.D10]-[.$I10])/([.$B10]-[.$I10])" office:value-type="float" office:value="0.00020138334884715" calcext:value-type="float">
            <text:p>0.0002013833</text:p>
          </table:table-cell>
          <table:table-cell table:style-name="ce1" table:formula="of:=([.E10]-[.$I10])/([.$B10]-[.$I10])" office:value-type="float" office:value="0" calcext:value-type="float">
            <text:p>0</text:p>
          </table:table-cell>
          <table:table-cell table:style-name="ce1" table:formula="of:=([.F10]-[.$I10])/([.$B10]-[.$I10])" office:value-type="float" office:value="0" calcext:value-type="float">
            <text:p>0</text:p>
          </table:table-cell>
          <table:table-cell table:style-name="ce1" table:formula="of:=([.G10]-[.$I10])/([.$B10]-[.$I10])" office:value-type="float" office:value="0" calcext:value-type="float">
            <text:p>0</text:p>
          </table:table-cell>
          <table:table-cell table:style-name="ce1" table:formula="of:=([.H10]-[.$I10])/([.$B10]-[.$I10])" office:value-type="float" office:value="0" calcext:value-type="float">
            <text:p>0</text:p>
          </table:table-cell>
          <table:table-cell table:style-name="ce1" table:formula="of:=[4site.C21]" office:value-type="float" office:value="0.0000904289962096842" calcext:value-type="float">
            <text:p>0.000090429</text:p>
          </table:table-cell>
          <table:table-cell table:style-name="ce1" table:formula="of:=[4site.D21]" office:value-type="float" office:value="0.0000542573983683472" calcext:value-type="float">
            <text:p>5.42573983683472E-05</text:p>
          </table:table-cell>
        </table:table-row>
      </table:table>
      <table:table table:name="4site" table:style-name="ta1">
        <table:shapes>
          <draw:frame draw:z-index="0" draw:style-name="gr1" draw:text-style-name="P1" svg:width="325.11pt" svg:height="201.77pt" svg:x="64.03pt" svg:y="281.59pt">
            <loext:p draw:notify-on-update-of-ranges="4site.A13:4site.A13 4site.A14:4site.A21 4site.B13:4site.B13 4site.B14:4site.B21 4site.C13:4site.C13 4site.C14:4site.C21 4site.D13:4site.D13 4site.D14:4site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B 0</text:p>
          </table:table-cell>
          <table:table-cell office:value-type="string" calcext:value-type="string">
            <text:p>NB 2</text:p>
          </table:table-cell>
          <table:table-cell office:value-type="string" calcext:value-type="string">
            <text:p>NB 3</text:p>
          </table:table-cell>
          <table:table-cell office:value-type="string" calcext:value-type="string">
            <text:p>NB 4</text:p>
          </table:table-cell>
          <table:table-cell office:value-type="string" calcext:value-type="string">
            <text:p>NB 5</text:p>
          </table:table-cell>
          <table:table-cell office:value-type="string" calcext:value-type="string">
            <text:p>NB 6</text:p>
          </table:table-cell>
          <table:table-cell office:value-type="string" calcext:value-type="string">
            <text:p>NB 7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-25.85640646" calcext:value-type="float">
            <text:p>-25.85640646</text:p>
          </table:table-cell>
          <table:table-cell office:value-type="float" office:value="-30.20190706" calcext:value-type="float">
            <text:p>-30.20190706</text:p>
          </table:table-cell>
          <table:table-cell office:value-type="float" office:value="-30.7669168" calcext:value-type="float">
            <text:p>-30.7669168</text:p>
          </table:table-cell>
          <table:table-cell table:number-columns-repeated="4"/>
          <table:table-cell office:value-type="float" office:value="-31.65374468" calcext:value-type="float">
            <text:p>-31.65374468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-16" calcext:value-type="float">
            <text:p>-16</text:p>
          </table:table-cell>
          <table:table-cell office:value-type="float" office:value="-17.90376249" calcext:value-type="float">
            <text:p>-17.90376249</text:p>
          </table:table-cell>
          <table:table-cell office:value-type="float" office:value="-18.10276868" calcext:value-type="float">
            <text:p>-18.10276868</text:p>
          </table:table-cell>
          <table:table-cell table:number-columns-repeated="4"/>
          <table:table-cell office:value-type="float" office:value="-18.37841413" calcext:value-type="float">
            <text:p>-18.37841413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-12.92820323" calcext:value-type="float">
            <text:p>-12.92820323</text:p>
          </table:table-cell>
          <table:table-cell office:value-type="float" office:value="-13.5322049" calcext:value-type="float">
            <text:p>-13.5322049</text:p>
          </table:table-cell>
          <table:table-cell office:value-type="float" office:value="-13.55916907" calcext:value-type="float">
            <text:p>-13.55916907</text:p>
          </table:table-cell>
          <table:table-cell table:number-columns-repeated="4"/>
          <table:table-cell office:value-type="float" office:value="-13.59474625" calcext:value-type="float">
            <text:p>-13.59474625</text:p>
          </table:table-cell>
        </table:table-row>
        <table:table-row table:style-name="ro1">
          <table:table-cell office:value-type="string" calcext:value-type="string">
            <text:p>4:1</text:p>
          </table:table-cell>
          <table:table-cell office:value-type="float" office:value="-12.21110255" calcext:value-type="float">
            <text:p>-12.21110255</text:p>
          </table:table-cell>
          <table:table-cell office:value-type="float" office:value="-12.36309222" calcext:value-type="float">
            <text:p>-12.36309222</text:p>
          </table:table-cell>
          <table:table-cell office:value-type="float" office:value="-12.36482138" calcext:value-type="float">
            <text:p>-12.36482138</text:p>
          </table:table-cell>
          <table:table-cell table:number-columns-repeated="4"/>
          <table:table-cell office:value-type="float" office:value="-12.36693979" calcext:value-type="float">
            <text:p>-12.36693979</text:p>
          </table:table-cell>
        </table:table-row>
        <table:table-row table:style-name="ro1">
          <table:table-cell office:value-type="string" calcext:value-type="string">
            <text:p>8:1</text:p>
          </table:table-cell>
          <table:table-cell office:value-type="float" office:value="-12.04983444" calcext:value-type="float">
            <text:p>-12.04983444</text:p>
          </table:table-cell>
          <table:table-cell office:value-type="float" office:value="-12.08667183" calcext:value-type="float">
            <text:p>-12.08667183</text:p>
          </table:table-cell>
          <table:table-cell office:value-type="float" office:value="-12.08676962" calcext:value-type="float">
            <text:p>-12.08676962</text:p>
          </table:table-cell>
          <table:table-cell table:number-columns-repeated="4"/>
          <table:table-cell office:value-type="float" office:value="-12.08688519" calcext:value-type="float">
            <text:p>-12.08688519</text:p>
          </table:table-cell>
        </table:table-row>
        <table:table-row table:style-name="ro1">
          <table:table-cell office:value-type="string" calcext:value-type="string">
            <text:p>16:1</text:p>
          </table:table-cell>
          <table:table-cell office:value-type="float" office:value="-12.01208735" calcext:value-type="float">
            <text:p>-12.01208735</text:p>
          </table:table-cell>
          <table:table-cell office:value-type="float" office:value="-12.02109759" calcext:value-type="float">
            <text:p>-12.02109759</text:p>
          </table:table-cell>
          <table:table-cell office:value-type="float" office:value="-12.02110328" calcext:value-type="float">
            <text:p>-12.02110328</text:p>
          </table:table-cell>
          <table:table-cell table:number-columns-repeated="4"/>
          <table:table-cell office:value-type="float" office:value="-12.02110993" calcext:value-type="float">
            <text:p>-12.02110993</text:p>
          </table:table-cell>
        </table:table-row>
        <table:table-row table:style-name="ro1">
          <table:table-cell office:value-type="string" calcext:value-type="string">
            <text:p>32:1</text:p>
          </table:table-cell>
          <table:table-cell office:value-type="float" office:value="-12.00297563" calcext:value-type="float">
            <text:p>-12.00297563</text:p>
          </table:table-cell>
          <table:table-cell office:value-type="float" office:value="-12.00520107" calcext:value-type="float">
            <text:p>-12.00520107</text:p>
          </table:table-cell>
          <table:table-cell office:value-type="float" office:value="-12.00520141" calcext:value-type="float">
            <text:p>-12.00520141</text:p>
          </table:table-cell>
          <table:table-cell table:number-columns-repeated="4"/>
          <table:table-cell office:value-type="float" office:value="-12.00520181" calcext:value-type="float">
            <text:p>-12.00520181</text:p>
          </table:table-cell>
        </table:table-row>
        <table:table-row table:style-name="ro1">
          <table:table-cell office:value-type="string" calcext:value-type="string">
            <text:p>64:1</text:p>
          </table:table-cell>
          <table:table-cell office:value-type="float" office:value="-12.00073815" calcext:value-type="float">
            <text:p>-12.00073815</text:p>
          </table:table-cell>
          <table:table-cell office:value-type="float" office:value="-12.00129102" calcext:value-type="float">
            <text:p>-12.00129102</text:p>
          </table:table-cell>
          <table:table-cell office:value-type="float" office:value="-12.00129104" calcext:value-type="float">
            <text:p>-12.00129104</text:p>
          </table:table-cell>
          <table:table-cell table:number-columns-repeated="4"/>
          <table:table-cell office:value-type="float" office:value="-12.00129107" calcext:value-type="float">
            <text:p>-12.001291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B 0</text:p>
          </table:table-cell>
          <table:table-cell office:value-type="string" calcext:value-type="string">
            <text:p>NB 2</text:p>
          </table:table-cell>
          <table:table-cell office:value-type="string" calcext:value-type="string">
            <text:p>NB 3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:2</text:p>
          </table:table-cell>
          <table:table-cell table:style-name="ce1" table:formula="of:=([.B3]-MIN([.B3:.I3]))/([.$B3]-MIN([.B3:.I3]))" office:value-type="float" office:value="1" calcext:value-type="float">
            <text:p>1</text:p>
          </table:table-cell>
          <table:table-cell table:style-name="ce1" table:formula="of:=([.C3]-[.$I3])/([.$B3]-[.$I3])" office:value-type="float" office:value="0.250431761078104" calcext:value-type="float">
            <text:p>0.2504317611</text:p>
          </table:table-cell>
          <table:table-cell table:style-name="ce1" table:formula="of:=([.D3]-[.$I3])/([.$B3]-[.$I3])" office:value-type="float" office:value="0.152971561490162" calcext:value-type="float">
            <text:p>0.1529715615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1:1</text:p>
          </table:table-cell>
          <table:table-cell table:style-name="ce1" table:formula="of:=([.B4]-MIN([.B4:.I4]))/([.$B4]-MIN([.B4:.I4]))" office:value-type="float" office:value="1" calcext:value-type="float">
            <text:p>1</text:p>
          </table:table-cell>
          <table:table-cell table:style-name="ce1" table:formula="of:=([.C4]-[.$I4])/([.$B4]-[.$I4])" office:value-type="float" office:value="0.199566439676341" calcext:value-type="float">
            <text:p>0.1995664397</text:p>
          </table:table-cell>
          <table:table-cell table:style-name="ce1" table:formula="of:=([.D4]-[.$I4])/([.$B4]-[.$I4])" office:value-type="float" office:value="0.115894640266033" calcext:value-type="float">
            <text:p>0.1158946403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2:1</text:p>
          </table:table-cell>
          <table:table-cell table:style-name="ce1" table:formula="of:=([.B5]-MIN([.B5:.I5]))/([.$B5]-MIN([.B5:.I5]))" office:value-type="float" office:value="1" calcext:value-type="float">
            <text:p>1</text:p>
          </table:table-cell>
          <table:table-cell table:style-name="ce1" table:formula="of:=([.C5]-[.$I5])/([.$B5]-[.$I5])" office:value-type="float" office:value="0.0938294275439266" calcext:value-type="float">
            <text:p>0.0938294275</text:p>
          </table:table-cell>
          <table:table-cell table:style-name="ce1" table:formula="of:=([.D5]-[.$I5])/([.$B5]-[.$I5])" office:value-type="float" office:value="0.0533756695854389" calcext:value-type="float">
            <text:p>0.0533756696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4:1</text:p>
          </table:table-cell>
          <table:table-cell table:style-name="ce1" table:formula="of:=([.B6]-MIN([.B6:.I6]))/([.$B6]-MIN([.B6:.I6]))" office:value-type="float" office:value="1" calcext:value-type="float">
            <text:p>1</text:p>
          </table:table-cell>
          <table:table-cell table:style-name="ce1" table:formula="of:=([.C6]-[.$I6])/([.$B6]-[.$I6])" office:value-type="float" office:value="0.0246896698119113" calcext:value-type="float">
            <text:p>0.0246896698</text:p>
          </table:table-cell>
          <table:table-cell table:style-name="ce1" table:formula="of:=([.D6]-[.$I6])/([.$B6]-[.$I6])" office:value-type="float" office:value="0.0135937340779365" calcext:value-type="float">
            <text:p>0.0135937341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8:1</text:p>
          </table:table-cell>
          <table:table-cell table:style-name="ce1" table:formula="of:=([.B7]-MIN([.B7:.I7]))/([.$B7]-MIN([.B7:.I7]))" office:value-type="float" office:value="1" calcext:value-type="float">
            <text:p>1</text:p>
          </table:table-cell>
          <table:table-cell table:style-name="ce1" table:formula="of:=([.C7]-[.$I7])/([.$B7]-[.$I7])" office:value-type="float" office:value="0.00575858788283767" calcext:value-type="float">
            <text:p>0.0057585879</text:p>
          </table:table-cell>
          <table:table-cell table:style-name="ce1" table:formula="of:=([.D7]-[.$I7])/([.$B7]-[.$I7])" office:value-type="float" office:value="0.00311923510320774" calcext:value-type="float">
            <text:p>0.0031192351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16:1</text:p>
          </table:table-cell>
          <table:table-cell table:style-name="ce1" table:formula="of:=([.B8]-MIN([.B8:.I8]))/([.$B8]-MIN([.B8:.I8]))" office:value-type="float" office:value="1" calcext:value-type="float">
            <text:p>1</text:p>
          </table:table-cell>
          <table:table-cell table:style-name="ce1" table:formula="of:=([.C8]-[.$I8])/([.$B8]-[.$I8])" office:value-type="float" office:value="0.00136767975452821" calcext:value-type="float">
            <text:p>0.0013676798</text:p>
          </table:table-cell>
          <table:table-cell table:style-name="ce1" table:formula="of:=([.D8]-[.$I8])/([.$B8]-[.$I8])" office:value-type="float" office:value="0.000737039738029802" calcext:value-type="float">
            <text:p>0.0007370397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32:1</text:p>
          </table:table-cell>
          <table:table-cell table:style-name="ce1" table:formula="of:=([.B9]-MIN([.B9:.I9]))/([.$B9]-MIN([.B9:.I9]))" office:value-type="float" office:value="1" calcext:value-type="float">
            <text:p>1</text:p>
          </table:table-cell>
          <table:table-cell table:style-name="ce1" table:formula="of:=([.C9]-[.$I9])/([.$B9]-[.$I9])" office:value-type="float" office:value="0.000332407981758627" calcext:value-type="float">
            <text:p>0.000332408</text:p>
          </table:table-cell>
          <table:table-cell table:style-name="ce1" table:formula="of:=([.D9]-[.$I9])/([.$B9]-[.$I9])" office:value-type="float" office:value="0.000179679990441722" calcext:value-type="float">
            <text:p>0.00017968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64:1</text:p>
          </table:table-cell>
          <table:table-cell table:style-name="ce1" table:formula="of:=([.B10]-MIN([.B10:.I10]))/([.$B10]-MIN([.B10:.I10]))" office:value-type="float" office:value="1" calcext:value-type="float">
            <text:p>1</text:p>
          </table:table-cell>
          <table:table-cell table:style-name="ce1" table:formula="of:=([.C10]-[.$I10])/([.$B10]-[.$I10])" office:value-type="float" office:value="0.0000904289962096842" calcext:value-type="float">
            <text:p>0.000090429</text:p>
          </table:table-cell>
          <table:table-cell table:style-name="ce1" table:formula="of:=([.D10]-[.$I10])/([.$B10]-[.$I10])" office:value-type="float" office:value="0.0000542573983683472" calcext:value-type="float">
            <text:p>5.42573983683472E-05</text:p>
          </table:table-cell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1:58:37.639445115</meta:creation-date>
    <dc:date>2017-05-25T00:18:42.684943470</dc:date>
    <meta:editing-duration>PT45M40S</meta:editing-duration>
    <meta:editing-cycles>12</meta:editing-cycles>
    <meta:generator>LibreOffice/5.1.6.2$Linux_X86_64 LibreOffice_project/10m0$Build-2</meta:generator>
    <meta:document-statistic meta:table-count="2" meta:cell-count="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35cm" svg:stroke-color="#b3b3b3"/>
    </style:style>
    <style:style style:name="ch7" style:family="chart" style:data-style-name="N135">
      <style:chart-properties chart:display-label="true" chart:tick-marks-major-inner="false" chart:tick-marks-major-outer="false" chart:logarithmic="true" chart:minimum="0.000001" chart:maximum="1" chart:origin="0" chart:reverse-direction="false" text:line-break="false" loext:try-staggering-first="false" chart:link-data-style-to-source="false" chart:axis-position="2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9" style:family="chart">
      <style:graphic-properties svg:stroke-width="0.018cm" svg:stroke-color="#dddddd"/>
    </style:style>
    <style:style style:name="ch10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35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5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2.492cm" svg:height="7.117cm" xlink:href=".." xlink:type="simple" chart:class="chart:line" chart:style-name="ch1">
        <chart:legend svg:x="8.933cm" svg:y="1.145cm" style:legend-expansion="custom" chartooo:width="3.558cm" chartooo:height="4.824cm" style:legend-expansion-aspect-ratio="0.737562189054726" chart:style-name="ch2"/>
        <chart:plot-area chart:style-name="ch3" table:cell-range-address="2site.A13:2site.J21" chart:data-source-has-labels="both" svg:x="0.822cm" svg:y="0.062cm" svg:width="8.355cm" svg:height="6.45cm">
          <chartooo:coordinate-region svg:x="1.973cm" svg:y="0.275cm" svg:width="6.905cm" svg:height="5.563cm"/>
          <chart:axis chart:dimension="x" chart:name="primary-x" chart:style-name="ch4" chartooo:axis-type="auto">
            <chartooo:date-scale/>
            <chart:title svg:x="3.863cm" svg:y="6.481cm" chart:style-name="ch5">
              <text:p>J(intra):J(inter)</text:p>
            </chart:title>
            <chart:categories table:cell-range-address="2site.A14:2site.A21"/>
            <chart:grid chart:style-name="ch6" chart:class="major"/>
          </chart:axis>
          <chart:axis chart:dimension="y" chart:name="primary-y" chart:style-name="ch7">
            <chart:title svg:x="0cm" svg:y="5.64cm" chart:style-name="ch8">
              <text:p>Percent Correlation Error / 100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2site.B14:2site.B21" chart:label-cell-address="2site.B13:2site.B13" chart:class="chart:line">
            <chart:data-point chart:repeated="8"/>
          </chart:series>
          <chart:series chart:style-name="ch11" chart:values-cell-range-address="2site.C14:2site.C21" chart:label-cell-address="2site.C13:2site.C13" chart:class="chart:line">
            <chart:data-point chart:repeated="8"/>
          </chart:series>
          <chart:series chart:style-name="ch12" chart:values-cell-range-address="2site.D14:2site.D21" chart:label-cell-address="2site.D13:2site.D13" chart:class="chart:line">
            <chart:data-point chart:repeated="8"/>
          </chart:series>
          <chart:series chart:style-name="ch13" chart:values-cell-range-address="2site.E14:2site.E21" chart:label-cell-address="2site.E13:2site.E13" chart:class="chart:line">
            <chart:data-point chart:repeated="8"/>
          </chart:series>
          <chart:series chart:style-name="ch14" chart:values-cell-range-address="2site.F14:2site.F21" chart:label-cell-address="2site.F13:2site.F13" chart:class="chart:line">
            <chart:data-point chart:repeated="8"/>
          </chart:series>
          <chart:series chart:style-name="ch15" chart:values-cell-range-address="2site.G14:2site.G21" chart:label-cell-address="2site.G13:2site.G13" chart:class="chart:line">
            <chart:data-point chart:repeated="8"/>
          </chart:series>
          <chart:series chart:style-name="ch16" chart:values-cell-range-address="2site.H14:2site.H21" chart:label-cell-address="2site.H13:2site.H13" chart:class="chart:line">
            <chart:data-point chart:repeated="8"/>
          </chart:series>
          <chart:series chart:style-name="ch17" chart:values-cell-range-address="2site.I14:2site.I21" chart:label-cell-address="2site.I13:2site.I13" chart:class="chart:line">
            <chart:data-point chart:repeated="8"/>
          </chart:series>
          <chart:series chart:style-name="ch18" chart:values-cell-range-address="2site.J14:2site.J21" chart:label-cell-address="2site.J13:2site.J13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th</text:p>
                <draw:g>
                  <svg:desc>2site.B13:2site.B13</svg:desc>
                </draw:g>
              </table:table-cell>
              <table:table-cell office:value-type="string">
                <text:p>2 Body</text:p>
                <draw:g>
                  <svg:desc>2site.C13:2site.C13</svg:desc>
                </draw:g>
              </table:table-cell>
              <table:table-cell office:value-type="string">
                <text:p>3 Body</text:p>
                <draw:g>
                  <svg:desc>2site.D13:2site.D13</svg:desc>
                </draw:g>
              </table:table-cell>
              <table:table-cell office:value-type="string">
                <text:p>4 Body</text:p>
                <draw:g>
                  <svg:desc>2site.E13:2site.E13</svg:desc>
                </draw:g>
              </table:table-cell>
              <table:table-cell office:value-type="string">
                <text:p>5 Body</text:p>
                <draw:g>
                  <svg:desc>2site.F13:2site.F13</svg:desc>
                </draw:g>
              </table:table-cell>
              <table:table-cell office:value-type="string">
                <text:p>6 Body</text:p>
                <draw:g>
                  <svg:desc>2site.G13:2site.G13</svg:desc>
                </draw:g>
              </table:table-cell>
              <table:table-cell office:value-type="string">
                <text:p>7 Body</text:p>
                <draw:g>
                  <svg:desc>2site.H13:2site.H13</svg:desc>
                </draw:g>
              </table:table-cell>
              <table:table-cell office:value-type="string">
                <text:p>2 Body (4)</text:p>
                <draw:g>
                  <svg:desc>2site.I13:2site.I13</svg:desc>
                </draw:g>
              </table:table-cell>
              <table:table-cell office:value-type="string">
                <text:p>3 Body (4)</text:p>
                <draw:g>
                  <svg:desc>2site.J13:2site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:2</text:p>
                <draw:g>
                  <svg:desc>2site.A14:2site.A21</svg:desc>
                </draw:g>
              </table:table-cell>
              <table:table-cell office:value-type="float" office:value="1">
                <text:p>1</text:p>
                <draw:g>
                  <svg:desc>2site.B14:2site.B21</svg:desc>
                </draw:g>
              </table:table-cell>
              <table:table-cell office:value-type="float" office:value="0.492366622623694">
                <text:p>0.492366622623694</text:p>
                <draw:g>
                  <svg:desc>2site.C14:2site.C21</svg:desc>
                </draw:g>
              </table:table-cell>
              <table:table-cell office:value-type="float" office:value="0.421464991779877">
                <text:p>0.421464991779877</text:p>
                <draw:g>
                  <svg:desc>2site.D14:2site.D21</svg:desc>
                </draw:g>
              </table:table-cell>
              <table:table-cell office:value-type="float" office:value="0.191927281106818">
                <text:p>0.191927281106818</text:p>
                <draw:g>
                  <svg:desc>2site.E14:2site.E21</svg:desc>
                </draw:g>
              </table:table-cell>
              <table:table-cell office:value-type="float" office:value="0.168740591881954">
                <text:p>0.168740591881954</text:p>
                <draw:g>
                  <svg:desc>2site.F14:2site.F21</svg:desc>
                </draw:g>
              </table:table-cell>
              <table:table-cell office:value-type="float" office:value="0.048979985019323">
                <text:p>0.048979985019323</text:p>
                <draw:g>
                  <svg:desc>2site.G14:2site.G21</svg:desc>
                </draw:g>
              </table:table-cell>
              <table:table-cell office:value-type="float" office:value="0.0291386491136609">
                <text:p>0.0291386491136609</text:p>
                <draw:g>
                  <svg:desc>2site.H14:2site.H21</svg:desc>
                </draw:g>
              </table:table-cell>
              <table:table-cell office:value-type="float" office:value="0.250431761078104">
                <text:p>0.250431761078104</text:p>
                <draw:g>
                  <svg:desc>2site.I14:2site.I21</svg:desc>
                </draw:g>
              </table:table-cell>
              <table:table-cell office:value-type="float" office:value="0.152971561490162">
                <text:p>0.152971561490162</text:p>
                <draw:g>
                  <svg:desc>2site.J14:2site.J21</svg:desc>
                </draw:g>
              </table:table-cell>
            </table:table-row>
            <table:table-row>
              <table:table-cell office:value-type="string">
                <text:p>1:1</text:p>
              </table:table-cell>
              <table:table-cell office:value-type="float" office:value="1">
                <text:p>1</text:p>
              </table:table-cell>
              <table:table-cell office:value-type="float" office:value="0.380158975347058">
                <text:p>0.380158975347058</text:p>
              </table:table-cell>
              <table:table-cell office:value-type="float" office:value="0.365680763660293">
                <text:p>0.365680763660293</text:p>
              </table:table-cell>
              <table:table-cell office:value-type="float" office:value="0.0988917193434099">
                <text:p>0.0988917193434099</text:p>
              </table:table-cell>
              <table:table-cell office:value-type="float" office:value="0.0841059594228636">
                <text:p>0.0841059594228636</text:p>
              </table:table-cell>
              <table:table-cell office:value-type="float" office:value="0.0124002751135255">
                <text:p>0.0124002751135255</text:p>
              </table:table-cell>
              <table:table-cell office:value-type="float" office:value="0.00668988390065547">
                <text:p>0.00668988390065547</text:p>
              </table:table-cell>
              <table:table-cell office:value-type="float" office:value="0.199566439676341">
                <text:p>0.199566439676341</text:p>
              </table:table-cell>
              <table:table-cell office:value-type="float" office:value="0.115894640266033">
                <text:p>0.115894640266033</text:p>
              </table:table-cell>
            </table:table-row>
            <table:table-row>
              <table:table-cell office:value-type="string">
                <text:p>2:1</text:p>
              </table:table-cell>
              <table:table-cell office:value-type="float" office:value="1">
                <text:p>1</text:p>
              </table:table-cell>
              <table:table-cell office:value-type="float" office:value="0.192282709553322">
                <text:p>0.192282709553322</text:p>
              </table:table-cell>
              <table:table-cell office:value-type="float" office:value="0.183798563564579">
                <text:p>0.183798563564579</text:p>
              </table:table-cell>
              <table:table-cell office:value-type="float" office:value="0.0174230665223387">
                <text:p>0.0174230665223387</text:p>
              </table:table-cell>
              <table:table-cell office:value-type="float" office:value="0.0141318031003366">
                <text:p>0.0141318031003366</text:p>
              </table:table-cell>
              <table:table-cell office:value-type="float" office:value="0.000478452292958838">
                <text:p>0.000478452292958838</text:p>
              </table:table-cell>
              <table:table-cell office:value-type="float" office:value="0.000245970166100044">
                <text:p>0.000245970166100044</text:p>
              </table:table-cell>
              <table:table-cell office:value-type="float" office:value="0.0938294275439266">
                <text:p>0.0938294275439266</text:p>
              </table:table-cell>
              <table:table-cell office:value-type="float" office:value="0.0533756695854389">
                <text:p>0.0533756695854389</text:p>
              </table:table-cell>
            </table:table-row>
            <table:table-row>
              <table:table-cell office:value-type="string">
                <text:p>4:1</text:p>
              </table:table-cell>
              <table:table-cell office:value-type="float" office:value="1">
                <text:p>1</text:p>
              </table:table-cell>
              <table:table-cell office:value-type="float" office:value="0.0580127328246409">
                <text:p>0.0580127328246409</text:p>
              </table:table-cell>
              <table:table-cell office:value-type="float" office:value="0.0552188139640043">
                <text:p>0.0552188139640043</text:p>
              </table:table-cell>
              <table:table-cell office:value-type="float" office:value="0.00107014832051641">
                <text:p>0.00107014832051641</text:p>
              </table:table-cell>
              <table:table-cell office:value-type="float" office:value="0.000866981473990974">
                <text:p>0.000866981473990974</text:p>
              </table:table-cell>
              <table:table-cell office:value-type="float" office:value="0.00000539598063322897">
                <text:p>0.00000539598063322897</text:p>
              </table:table-cell>
              <table:table-cell office:value-type="float" office:value="0.00000294326216445962">
                <text:p>0.00000294326216445962</text:p>
              </table:table-cell>
              <table:table-cell office:value-type="float" office:value="0.0246896698119113">
                <text:p>0.0246896698119113</text:p>
              </table:table-cell>
              <table:table-cell office:value-type="float" office:value="0.0135937340779365">
                <text:p>0.0135937340779365</text:p>
              </table:table-cell>
            </table:table-row>
            <table:table-row>
              <table:table-cell office:value-type="string">
                <text:p>8:1</text:p>
              </table:table-cell>
              <table:table-cell office:value-type="float" office:value="1">
                <text:p>1</text:p>
              </table:table-cell>
              <table:table-cell office:value-type="float" office:value="0.0142819506983877">
                <text:p>0.0142819506983877</text:p>
              </table:table-cell>
              <table:table-cell office:value-type="float" office:value="0.01360910875605">
                <text:p>0.01360910875605</text:p>
              </table:table-cell>
              <table:table-cell office:value-type="float" office:value="0.0000557056962272062">
                <text:p>0.0000557056962272062</text:p>
              </table:table-cell>
              <table:table-cell office:value-type="float" office:value="0.0000459226710528192">
                <text:p>0.0000459226710528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5858788283767">
                <text:p>0.00575858788283767</text:p>
              </table:table-cell>
              <table:table-cell office:value-type="float" office:value="0.00311923510320774">
                <text:p>0.00311923510320774</text:p>
              </table:table-cell>
            </table:table-row>
            <table:table-row>
              <table:table-cell office:value-type="string">
                <text:p>16:1</text:p>
              </table:table-cell>
              <table:table-cell office:value-type="float" office:value="1">
                <text:p>1</text:p>
              </table:table-cell>
              <table:table-cell office:value-type="float" office:value="0.00343771864711932">
                <text:p>0.00343771864711932</text:p>
              </table:table-cell>
              <table:table-cell office:value-type="float" office:value="0.00328186782239213">
                <text:p>0.00328186782239213</text:p>
              </table:table-cell>
              <table:table-cell office:value-type="float" office:value="0.00000331597501568013">
                <text:p>0.00000331597501568013</text:p>
              </table:table-cell>
              <table:table-cell office:value-type="float" office:value="0.000002842264263091">
                <text:p>0.000002842264263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6767975452821">
                <text:p>0.00136767975452821</text:p>
              </table:table-cell>
              <table:table-cell office:value-type="float" office:value="0.000737039738029802">
                <text:p>0.000737039738029802</text:p>
              </table:table-cell>
            </table:table-row>
            <table:table-row>
              <table:table-cell office:value-type="string">
                <text:p>32:1</text:p>
              </table:table-cell>
              <table:table-cell office:value-type="float" office:value="1">
                <text:p>1</text:p>
              </table:table-cell>
              <table:table-cell office:value-type="float" office:value="0.000838169790927938">
                <text:p>0.000838169790927938</text:p>
              </table:table-cell>
              <table:table-cell office:value-type="float" office:value="0.000799721635615754">
                <text:p>0.000799721635615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32407981758627">
                <text:p>0.000332407981758627</text:p>
              </table:table-cell>
              <table:table-cell office:value-type="float" office:value="0.000179679990441722">
                <text:p>0.000179679990441722</text:p>
              </table:table-cell>
            </table:table-row>
            <table:table-row>
              <table:table-cell office:value-type="string">
                <text:p>64:1</text:p>
              </table:table-cell>
              <table:table-cell office:value-type="float" office:value="1">
                <text:p>1</text:p>
              </table:table-cell>
              <table:table-cell office:value-type="float" office:value="0.00020912886289937">
                <text:p>0.00020912886289937</text:p>
              </table:table-cell>
              <table:table-cell office:value-type="float" office:value="0.00020138334884715">
                <text:p>0.00020138334884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04289962096842">
                <text:p>0.0000904289962096842</text:p>
              </table:table-cell>
              <table:table-cell office:value-type="float" office:value="0.0000542573983683472">
                <text:p>0.0000542573983683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35cm" svg:stroke-color="#b3b3b3"/>
    </style:style>
    <style:style style:name="ch7" style:family="chart" style:data-style-name="N135">
      <style:chart-properties chart:display-label="true" chart:tick-marks-major-inner="false" chart:tick-marks-major-outer="false" chart:logarithmic="true" chart:minimum="0.000001" chart:maximum="1" chart:origin="0" chart:reverse-direction="false" text:line-break="false" loext:try-staggering-first="false" chart:link-data-style-to-source="false" chart:axis-position="2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9" style:family="chart">
      <style:graphic-properties svg:stroke-width="0.028cm" svg:stroke-color="#dddddd"/>
    </style:style>
    <style:style style:name="ch10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5">
      <style:chart-properties chart:symbol-type="named-symbol" chart:symbol-name="circle" chart:symbol-width="0.2cm" chart:symbol-height="0.2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7cm" svg:height="7.119cm" xlink:href=".." xlink:type="simple" chart:class="chart:line" chart:style-name="ch1">
        <chart:legend chart:legend-position="end" svg:x="9.385cm" svg:y="2.721cm" style:legend-expansion="high" chart:style-name="ch2"/>
        <chart:plot-area chart:style-name="ch3" table:cell-range-address="4site.A13:4site.D21" chart:data-source-has-labels="both" svg:x="0.661cm" svg:y="0.064cm" svg:width="8.937cm" svg:height="6.453cm">
          <chartooo:coordinate-region svg:x="1.812cm" svg:y="0.277cm" svg:width="7.487cm" svg:height="5.566cm"/>
          <chart:axis chart:dimension="x" chart:name="primary-x" chart:style-name="ch4" chartooo:axis-type="auto">
            <chartooo:date-scale/>
            <chart:title svg:x="3.993cm" svg:y="6.483cm" chart:style-name="ch5">
              <text:p>J(intra):J(inter)</text:p>
            </chart:title>
            <chart:categories table:cell-range-address="4site.A14:4site.A21"/>
            <chart:grid chart:style-name="ch6" chart:class="major"/>
          </chart:axis>
          <chart:axis chart:dimension="y" chart:name="primary-y" chart:style-name="ch7">
            <chart:title svg:x="0cm" svg:y="5.643cm" chart:style-name="ch8">
              <text:p>Percent Correlation Error / 100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4site.B14:4site.B21" chart:label-cell-address="4site.B13:4site.B13" chart:class="chart:line">
            <chart:data-point chart:repeated="8"/>
          </chart:series>
          <chart:series chart:style-name="ch11" chart:values-cell-range-address="4site.C14:4site.C21" chart:label-cell-address="4site.C13:4site.C13" chart:class="chart:line">
            <chart:data-point chart:repeated="8"/>
          </chart:series>
          <chart:series chart:style-name="ch12" chart:values-cell-range-address="4site.D14:4site.D21" chart:label-cell-address="4site.D13:4site.D1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0</text:p>
                <draw:g>
                  <svg:desc>4site.B13:4site.B13</svg:desc>
                </draw:g>
              </table:table-cell>
              <table:table-cell office:value-type="string">
                <text:p>NB 2</text:p>
                <draw:g>
                  <svg:desc>4site.C13:4site.C13</svg:desc>
                </draw:g>
              </table:table-cell>
              <table:table-cell office:value-type="string">
                <text:p>NB 3</text:p>
                <draw:g>
                  <svg:desc>4site.D13:4site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:2</text:p>
                <draw:g>
                  <svg:desc>4site.A14:4site.A21</svg:desc>
                </draw:g>
              </table:table-cell>
              <table:table-cell office:value-type="float" office:value="1">
                <text:p>1</text:p>
                <draw:g>
                  <svg:desc>4site.B14:4site.B21</svg:desc>
                </draw:g>
              </table:table-cell>
              <table:table-cell office:value-type="float" office:value="0.250431761078104">
                <text:p>0.250431761078104</text:p>
                <draw:g>
                  <svg:desc>4site.C14:4site.C21</svg:desc>
                </draw:g>
              </table:table-cell>
              <table:table-cell office:value-type="float" office:value="0.152971561490162">
                <text:p>0.152971561490162</text:p>
                <draw:g>
                  <svg:desc>4site.D14:4site.D21</svg:desc>
                </draw:g>
              </table:table-cell>
            </table:table-row>
            <table:table-row>
              <table:table-cell office:value-type="string">
                <text:p>1:1</text:p>
              </table:table-cell>
              <table:table-cell office:value-type="float" office:value="1">
                <text:p>1</text:p>
              </table:table-cell>
              <table:table-cell office:value-type="float" office:value="0.199566439676341">
                <text:p>0.199566439676341</text:p>
              </table:table-cell>
              <table:table-cell office:value-type="float" office:value="0.115894640266033">
                <text:p>0.115894640266033</text:p>
              </table:table-cell>
            </table:table-row>
            <table:table-row>
              <table:table-cell office:value-type="string">
                <text:p>2:1</text:p>
              </table:table-cell>
              <table:table-cell office:value-type="float" office:value="1">
                <text:p>1</text:p>
              </table:table-cell>
              <table:table-cell office:value-type="float" office:value="0.0938294275439266">
                <text:p>0.0938294275439266</text:p>
              </table:table-cell>
              <table:table-cell office:value-type="float" office:value="0.0533756695854389">
                <text:p>0.0533756695854389</text:p>
              </table:table-cell>
            </table:table-row>
            <table:table-row>
              <table:table-cell office:value-type="string">
                <text:p>4:1</text:p>
              </table:table-cell>
              <table:table-cell office:value-type="float" office:value="1">
                <text:p>1</text:p>
              </table:table-cell>
              <table:table-cell office:value-type="float" office:value="0.0246896698119113">
                <text:p>0.0246896698119113</text:p>
              </table:table-cell>
              <table:table-cell office:value-type="float" office:value="0.0135937340779365">
                <text:p>0.0135937340779365</text:p>
              </table:table-cell>
            </table:table-row>
            <table:table-row>
              <table:table-cell office:value-type="string">
                <text:p>8:1</text:p>
              </table:table-cell>
              <table:table-cell office:value-type="float" office:value="1">
                <text:p>1</text:p>
              </table:table-cell>
              <table:table-cell office:value-type="float" office:value="0.00575858788283767">
                <text:p>0.00575858788283767</text:p>
              </table:table-cell>
              <table:table-cell office:value-type="float" office:value="0.00311923510320774">
                <text:p>0.00311923510320774</text:p>
              </table:table-cell>
            </table:table-row>
            <table:table-row>
              <table:table-cell office:value-type="string">
                <text:p>16:1</text:p>
              </table:table-cell>
              <table:table-cell office:value-type="float" office:value="1">
                <text:p>1</text:p>
              </table:table-cell>
              <table:table-cell office:value-type="float" office:value="0.00136767975452821">
                <text:p>0.00136767975452821</text:p>
              </table:table-cell>
              <table:table-cell office:value-type="float" office:value="0.000737039738029802">
                <text:p>0.000737039738029802</text:p>
              </table:table-cell>
            </table:table-row>
            <table:table-row>
              <table:table-cell office:value-type="string">
                <text:p>32:1</text:p>
              </table:table-cell>
              <table:table-cell office:value-type="float" office:value="1">
                <text:p>1</text:p>
              </table:table-cell>
              <table:table-cell office:value-type="float" office:value="0.000332407981758627">
                <text:p>0.000332407981758627</text:p>
              </table:table-cell>
              <table:table-cell office:value-type="float" office:value="0.000179679990441722">
                <text:p>0.000179679990441722</text:p>
              </table:table-cell>
            </table:table-row>
            <table:table-row>
              <table:table-cell office:value-type="string">
                <text:p>64:1</text:p>
              </table:table-cell>
              <table:table-cell office:value-type="float" office:value="1">
                <text:p>1</text:p>
              </table:table-cell>
              <table:table-cell office:value-type="float" office:value="0.0000904289962096842">
                <text:p>0.0000904289962096842</text:p>
              </table:table-cell>
              <table:table-cell office:value-type="float" office:value="0.0000542573983683472">
                <text:p>0.0000542573983683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